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4.376cm"/>
    </style:style>
    <style:style style:name="co6" style:family="table-column">
      <style:table-column-properties fo:break-before="auto" style:column-width="4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_ue_udp_throughput" table:style-name="ta1">
        <table:shapes>
          <draw:frame draw:z-index="0" draw:style-name="gr1" draw:text-style-name="P1" svg:width="20.099cm" svg:height="12.378cm" svg:x="11.399cm" svg:y="0.106cm">
            <draw:object draw:notify-on-update-of-ranges="1_ue_udp_throughput.A2:1_ue_udp_throughput.A5 1_ue_udp_throughput.B1:1_ue_udp_throughput.B1 1_ue_udp_throughput.B2:1_ue_udp_throughput.B5 1_ue_udp_throughput.C1:1_ue_udp_throughput.C1 1_ue_udp_throughput.C2:1_ue_udp_throughput.C5 1_ue_udp_throughput.D1:1_ue_udp_throughput.D1 1_ue_udp_throughput.D2:1_ue_udp_throughput.D5 1_ue_udp_throughput.E1:1_ue_udp_throughput.E1 1_ue_udp_throughput.E2:1_ue_udp_throughput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91863">
            <text:p>3.91863</text:p>
          </table:table-cell>
          <table:table-cell office:value-type="float" office:value="3.91892">
            <text:p>3.91892</text:p>
          </table:table-cell>
          <table:table-cell office:value-type="float" office:value="3.91878">
            <text:p>3.91878</text:p>
          </table:table-cell>
          <table:table-cell office:value-type="float" office:value="3.91869">
            <text:p>3.9186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.5163">
            <text:p>23.5163</text:p>
          </table:table-cell>
          <table:table-cell office:value-type="float" office:value="23.1921">
            <text:p>23.1921</text:p>
          </table:table-cell>
          <table:table-cell office:value-type="float" office:value="23.5172">
            <text:p>23.5172</text:p>
          </table:table-cell>
          <table:table-cell office:value-type="float" office:value="23.5166">
            <text:p>23.516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4.0897">
            <text:p>34.0897</text:p>
          </table:table-cell>
          <table:table-cell office:value-type="float" office:value="23.1923">
            <text:p>23.1923</text:p>
          </table:table-cell>
          <table:table-cell office:value-type="float" office:value="46.7256">
            <text:p>46.7256</text:p>
          </table:table-cell>
          <table:table-cell office:value-type="float" office:value="46.7156">
            <text:p>46.715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4.0897">
            <text:p>34.0897</text:p>
          </table:table-cell>
          <table:table-cell office:value-type="float" office:value="23.1922">
            <text:p>23.1922</text:p>
          </table:table-cell>
          <table:table-cell office:value-type="float" office:value="57.2818">
            <text:p>57.2818</text:p>
          </table:table-cell>
          <table:table-cell office:value-type="float" office:value="58.039">
            <text:p>58.039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1_ue_udp_pkt_loss" table:style-name="ta1">
        <table:shapes>
          <draw:frame draw:z-index="0" draw:style-name="gr1" draw:text-style-name="P1" svg:width="20.192cm" svg:height="11.799cm" svg:x="11.389cm" svg:y="0.1cm">
            <draw:object draw:notify-on-update-of-ranges="1_ue_udp_pkt_loss.A2:1_ue_udp_pkt_loss.A5 1_ue_udp_pkt_loss.B1:1_ue_udp_pkt_loss.B1 1_ue_udp_pkt_loss.B2:1_ue_udp_pkt_loss.B5 1_ue_udp_pkt_loss.C1:1_ue_udp_pkt_loss.C1 1_ue_udp_pkt_loss.C2:1_ue_udp_pkt_loss.C5 1_ue_udp_pkt_loss.D1:1_ue_udp_pkt_loss.D1 1_ue_udp_pkt_loss.D2:1_ue_udp_pkt_loss.D5 1_ue_udp_pkt_loss.E1:1_ue_udp_pkt_loss.E1 1_ue_udp_pkt_loss.E2:1_ue_udp_pkt_loss.E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124121">
            <text:p>0.0124121</text:p>
          </table:table-cell>
          <table:table-cell office:value-type="float" office:value="0.00827472">
            <text:p>0.00827472</text:p>
          </table:table-cell>
          <table:table-cell office:value-type="float" office:value="0.0103434">
            <text:p>0.0103434</text:p>
          </table:table-cell>
          <table:table-cell office:value-type="float" office:value="0.0124121">
            <text:p>0.012412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162006">
            <text:p>0.0162006</text:p>
          </table:table-cell>
          <table:table-cell office:value-type="float" office:value="1.39394">
            <text:p>1.39394</text:p>
          </table:table-cell>
          <table:table-cell office:value-type="float" office:value="0.0120643">
            <text:p>0.0120643</text:p>
          </table:table-cell>
          <table:table-cell office:value-type="float" office:value="0.0144772">
            <text:p>0.0144772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.5831">
            <text:p>27.5831</text:p>
          </table:table-cell>
          <table:table-cell office:value-type="float" office:value="50.733">
            <text:p>50.733</text:p>
          </table:table-cell>
          <table:table-cell office:value-type="float" office:value="0.740724">
            <text:p>0.740724</text:p>
          </table:table-cell>
          <table:table-cell office:value-type="float" office:value="0.76208">
            <text:p>0.76208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3.7914">
            <text:p>63.7914</text:p>
          </table:table-cell>
          <table:table-cell office:value-type="float" office:value="75.3664">
            <text:p>75.3664</text:p>
          </table:table-cell>
          <table:table-cell office:value-type="float" office:value="39.1579">
            <text:p>39.1579</text:p>
          </table:table-cell>
          <table:table-cell office:value-type="float" office:value="38.3536">
            <text:p>38.3536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1_ue_udp_delay" table:style-name="ta1">
        <table:shapes>
          <draw:frame draw:z-index="0" draw:style-name="gr1" draw:text-style-name="P1" svg:width="20.127cm" svg:height="12.059cm" svg:x="11.399cm" svg:y="0.107cm">
            <draw:object draw:notify-on-update-of-ranges="1_ue_udp_delay.A2:1_ue_udp_delay.A5 1_ue_udp_delay.B1:1_ue_udp_delay.B1 1_ue_udp_delay.B2:1_ue_udp_delay.B5 1_ue_udp_delay.C1:1_ue_udp_delay.C1 1_ue_udp_delay.C2:1_ue_udp_delay.C5 1_ue_udp_delay.D1:1_ue_udp_delay.D1 1_ue_udp_delay.D2:1_ue_udp_delay.D5 1_ue_udp_delay.E1:1_ue_udp_delay.E1 1_ue_udp_delay.E2:1_ue_udp_delay.E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179648">
            <text:p>0.0179648</text:p>
          </table:table-cell>
          <table:table-cell office:value-type="float" office:value="0.0103601">
            <text:p>0.0103601</text:p>
          </table:table-cell>
          <table:table-cell office:value-type="float" office:value="0.0140441">
            <text:p>0.0140441</text:p>
          </table:table-cell>
          <table:table-cell office:value-type="float" office:value="0.0163283">
            <text:p>0.016328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14553">
            <text:p>0.014553</text:p>
          </table:table-cell>
          <table:table-cell office:value-type="float" office:value="0.258961">
            <text:p>0.258961</text:p>
          </table:table-cell>
          <table:table-cell office:value-type="float" office:value="0.012427">
            <text:p>0.012427</text:p>
          </table:table-cell>
          <table:table-cell office:value-type="float" office:value="0.0129838">
            <text:p>0.0129838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0180444">
            <text:p>0.0180444</text:p>
          </table:table-cell>
          <table:table-cell office:value-type="float" office:value="0.286165">
            <text:p>0.286165</text:p>
          </table:table-cell>
          <table:table-cell office:value-type="float" office:value="0.136632">
            <text:p>0.136632</text:p>
          </table:table-cell>
          <table:table-cell office:value-type="float" office:value="0.079196">
            <text:p>0.07919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0182591">
            <text:p>0.0182591</text:p>
          </table:table-cell>
          <table:table-cell office:value-type="float" office:value="0.286465">
            <text:p>0.286465</text:p>
          </table:table-cell>
          <table:table-cell office:value-type="float" office:value="0.126684">
            <text:p>0.126684</text:p>
          </table:table-cell>
          <table:table-cell office:value-type="float" office:value="0.0691933">
            <text:p>0.0691933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4_ue_udp_throughput" table:style-name="ta1">
        <table:shapes>
          <draw:frame draw:z-index="0" draw:style-name="gr1" draw:text-style-name="P1" svg:width="20.237cm" svg:height="11.872cm" svg:x="11.399cm" svg:y="0.107cm">
            <draw:object draw:notify-on-update-of-ranges="4_ue_udp_throughput.A2:4_ue_udp_throughput.A5 4_ue_udp_throughput.B1:4_ue_udp_throughput.B1 4_ue_udp_throughput.B2:4_ue_udp_throughput.B5 4_ue_udp_throughput.C1:4_ue_udp_throughput.C1 4_ue_udp_throughput.C2:4_ue_udp_throughput.C5 4_ue_udp_throughput.D1:4_ue_udp_throughput.D1 4_ue_udp_throughput.D2:4_ue_udp_throughput.D5 4_ue_udp_throughput.E1:4_ue_udp_throughput.E1 4_ue_udp_throughput.E2:4_ue_udp_throughput.E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.6747">
            <text:p>15.6747</text:p>
          </table:table-cell>
          <table:table-cell office:value-type="float" office:value="5.51531">
            <text:p>5.51531</text:p>
          </table:table-cell>
          <table:table-cell office:value-type="float" office:value="15.3198">
            <text:p>15.3198</text:p>
          </table:table-cell>
          <table:table-cell office:value-type="float" office:value="15.6749">
            <text:p>15.674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1.3483">
            <text:p>31.3483</text:p>
          </table:table-cell>
          <table:table-cell office:value-type="float" office:value="5.44078">
            <text:p>5.44078</text:p>
          </table:table-cell>
          <table:table-cell office:value-type="float" office:value="21.0409">
            <text:p>21.0409</text:p>
          </table:table-cell>
          <table:table-cell office:value-type="float" office:value="31.3489">
            <text:p>31.348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3.3075">
            <text:p>33.3075</text:p>
          </table:table-cell>
          <table:table-cell office:value-type="float" office:value="5.43649">
            <text:p>5.43649</text:p>
          </table:table-cell>
          <table:table-cell office:value-type="float" office:value="36.6977">
            <text:p>36.6977</text:p>
          </table:table-cell>
          <table:table-cell office:value-type="float" office:value="54.5224">
            <text:p>54.522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33.3075">
            <text:p>33.3075</text:p>
          </table:table-cell>
          <table:table-cell office:value-type="float" office:value="5.34297">
            <text:p>5.34297</text:p>
          </table:table-cell>
          <table:table-cell office:value-type="float" office:value="38.7092">
            <text:p>38.7092</text:p>
          </table:table-cell>
          <table:table-cell office:value-type="float" office:value="56.3983">
            <text:p>56.3983</text:p>
          </table:table-cell>
        </table:table-row>
        <table:table-row table:style-name="ro2" table:number-rows-repeated="10485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4_ue_udp_delay" table:style-name="ta1">
        <table:shapes>
          <draw:frame draw:z-index="0" draw:style-name="gr1" draw:text-style-name="P1" svg:width="20.127cm" svg:height="11.873cm" svg:x="11.399cm" svg:y="0.106cm">
            <draw:object draw:notify-on-update-of-ranges="4_ue_udp_delay.A2:4_ue_udp_delay.A5 4_ue_udp_delay.B1:4_ue_udp_delay.B1 4_ue_udp_delay.B2:4_ue_udp_delay.B5 4_ue_udp_delay.C1:4_ue_udp_delay.C1 4_ue_udp_delay.C2:4_ue_udp_delay.C5 4_ue_udp_delay.D1:4_ue_udp_delay.D1 4_ue_udp_delay.D2:4_ue_udp_delay.D5 4_ue_udp_delay.E1:4_ue_udp_delay.E1 4_ue_udp_delay.E2:4_ue_udp_delay.E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171677">
            <text:p>0.0171677</text:p>
          </table:table-cell>
          <table:table-cell office:value-type="float" office:value="2.85887">
            <text:p>2.85887</text:p>
          </table:table-cell>
          <table:table-cell office:value-type="float" office:value="0.167835">
            <text:p>0.167835</text:p>
          </table:table-cell>
          <table:table-cell office:value-type="float" office:value="0.0151325">
            <text:p>0.015132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161463">
            <text:p>0.0161463</text:p>
          </table:table-cell>
          <table:table-cell office:value-type="float" office:value="2.90367">
            <text:p>2.90367</text:p>
          </table:table-cell>
          <table:table-cell office:value-type="float" office:value="0.755633">
            <text:p>0.755633</text:p>
          </table:table-cell>
          <table:table-cell office:value-type="float" office:value="0.0141937">
            <text:p>0.014193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315155">
            <text:p>0.0315155</text:p>
          </table:table-cell>
          <table:table-cell office:value-type="float" office:value="2.91817">
            <text:p>2.91817</text:p>
          </table:table-cell>
          <table:table-cell office:value-type="float" office:value="0.443979">
            <text:p>0.443979</text:p>
          </table:table-cell>
          <table:table-cell office:value-type="float" office:value="0.0717609">
            <text:p>0.071760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320491">
            <text:p>0.0320491</text:p>
          </table:table-cell>
          <table:table-cell office:value-type="float" office:value="2.98268">
            <text:p>2.98268</text:p>
          </table:table-cell>
          <table:table-cell office:value-type="float" office:value="0.437364">
            <text:p>0.437364</text:p>
          </table:table-cell>
          <table:table-cell office:value-type="float" office:value="0.0747314">
            <text:p>0.0747314</text:p>
          </table:table-cell>
        </table:table-row>
      </table:table>
      <table:table table:name="4_ue_udp_pkt_loss" table:style-name="ta1">
        <table:shapes>
          <draw:frame draw:z-index="0" draw:style-name="gr1" draw:text-style-name="P1" svg:width="20.127cm" svg:height="12.245cm" svg:x="11.399cm" svg:y="0.106cm">
            <draw:object draw:notify-on-update-of-ranges="4_ue_udp_pkt_loss.A2:4_ue_udp_pkt_loss.A5 4_ue_udp_pkt_loss.B1:4_ue_udp_pkt_loss.B1 4_ue_udp_pkt_loss.B2:4_ue_udp_pkt_loss.B5 4_ue_udp_pkt_loss.C1:4_ue_udp_pkt_loss.C1 4_ue_udp_pkt_loss.C2:4_ue_udp_pkt_loss.C5 4_ue_udp_pkt_loss.D1:4_ue_udp_pkt_loss.D1 4_ue_udp_pkt_loss.D2:4_ue_udp_pkt_loss.D5 4_ue_udp_pkt_loss.E1:4_ue_udp_pkt_loss.E1 4_ue_udp_pkt_loss.E2:4_ue_udp_pkt_loss.E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string">
            <text:p>Application data rat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103434">
            <text:p>0.0103434</text:p>
          </table:table-cell>
          <table:table-cell office:value-type="float" office:value="65.2596">
            <text:p>65.2596</text:p>
          </table:table-cell>
          <table:table-cell office:value-type="float" office:value="2.27658">
            <text:p>2.27658</text:p>
          </table:table-cell>
          <table:table-cell office:value-type="float" office:value="0.0103434">
            <text:p>0.010343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134464">
            <text:p>0.0134464</text:p>
          </table:table-cell>
          <table:table-cell office:value-type="float" office:value="82.6707">
            <text:p>82.6707</text:p>
          </table:table-cell>
          <table:table-cell office:value-type="float" office:value="32.9024">
            <text:p>32.9024</text:p>
          </table:table-cell>
          <table:table-cell office:value-type="float" office:value="0.0118949">
            <text:p>0.011894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6.8822">
            <text:p>46.8822</text:p>
          </table:table-cell>
          <table:table-cell office:value-type="float" office:value="91.3377">
            <text:p>91.3377</text:p>
          </table:table-cell>
          <table:table-cell office:value-type="float" office:value="41.4773">
            <text:p>41.4773</text:p>
          </table:table-cell>
          <table:table-cell office:value-type="float" office:value="13.0492">
            <text:p>13.049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73.4411">
            <text:p>73.4411</text:p>
          </table:table-cell>
          <table:table-cell office:value-type="float" office:value="95.751">
            <text:p>95.751</text:p>
          </table:table-cell>
          <table:table-cell office:value-type="float" office:value="69.1341">
            <text:p>69.1341</text:p>
          </table:table-cell>
          <table:table-cell office:value-type="float" office:value="55.0287">
            <text:p>55.0287</text:p>
          </table:table-cell>
        </table:table-row>
      </table:table>
      <table:table table:name="1_ue_tcp_throughput" table:style-name="ta1">
        <table:shapes>
          <draw:frame draw:z-index="0" draw:style-name="gr1" draw:text-style-name="P1" svg:width="24.59cm" svg:height="13.766cm" svg:x="18.78cm" svg:y="4.242cm">
            <draw:object draw:notify-on-update-of-ranges="1_ue_tcp_throughput.B1:1_ue_tcp_throughput.F1 1_ue_tcp_throughput.A2:1_ue_tcp_throughput.A2 1_ue_tcp_throughput.B2:1_ue_tcp_throughput.F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2">
          <table:table-cell office:value-type="string">
            <text:p>File Siz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 Packet split</text:p>
          </table:table-cell>
          <table:table-cell office:value-type="string">
            <text:p>LTE + WiFi flow split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string">
            <text:p>Large File</text:p>
          </table:table-cell>
          <table:table-cell office:value-type="float" office:value="25.3408">
            <text:p>25.3408</text:p>
          </table:table-cell>
          <table:table-cell office:value-type="float" office:value="14.6439">
            <text:p>14.6439</text:p>
          </table:table-cell>
          <table:table-cell office:value-type="float" office:value="21.8299">
            <text:p>21.8299</text:p>
          </table:table-cell>
          <table:table-cell office:value-type="float" office:value="36.262">
            <text:p>36.262</text:p>
          </table:table-cell>
          <table:table-cell office:value-type="float" office:value="33.0194">
            <text:p>33.0194</text:p>
          </table:table-cell>
        </table:table-row>
        <table:table-row table:style-name="ro2" table:number-rows-repeated="104857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4_ue_tcp_throughput" table:style-name="ta1">
        <table:shapes>
          <draw:frame draw:z-index="0" draw:style-name="gr1" draw:text-style-name="P1" svg:width="24.697cm" svg:height="14.158cm" svg:x="19.878cm" svg:y="0.106cm">
            <draw:object draw:notify-on-update-of-ranges="4_ue_tcp_throughput.B1:4_ue_tcp_throughput.F1 4_ue_tcp_throughput.A2:4_ue_tcp_throughput.A2 4_ue_tcp_throughput.B2:4_ue_tcp_throughput.F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File Size</text:p>
          </table:table-cell>
          <table:table-cell office:value-type="string">
            <text:p>LTE</text:p>
          </table:table-cell>
          <table:table-cell office:value-type="string">
            <text:p>Wi-Fi</text:p>
          </table:table-cell>
          <table:table-cell office:value-type="string">
            <text:p>LTE + WiFi Packet split</text:p>
          </table:table-cell>
          <table:table-cell office:value-type="string">
            <text:p>LTE + WiFi flow split</text:p>
          </table:table-cell>
          <table:table-cell office:value-type="string">
            <text:p>LTE Uplink WiFi Downlink</text:p>
          </table:table-cell>
        </table:table-row>
        <table:table-row table:style-name="ro2">
          <table:table-cell office:value-type="string">
            <text:p>Large File</text:p>
          </table:table-cell>
          <table:table-cell office:value-type="float" office:value="16.6412">
            <text:p>16.6412</text:p>
          </table:table-cell>
          <table:table-cell office:value-type="float" office:value="9.3152">
            <text:p>9.3152</text:p>
          </table:table-cell>
          <table:table-cell office:value-type="float" office:value="7.90577">
            <text:p>7.90577</text:p>
          </table:table-cell>
          <table:table-cell office:value-type="float" office:value="20.2138">
            <text:p>20.2138</text:p>
          </table:table-cell>
          <table:table-cell office:value-type="float" office:value="19.0394">
            <text:p>19.0394</text:p>
          </table:table-cell>
        </table:table-row>
        <table:table-row table:style-name="ro2">
          <table:table-cell table:number-columns-repeated="6"/>
        </table:table-row>
      </table:table>
      <table:table table:name="cw_1ue_udp_23mbps_wifi" table:style-name="ta1">
        <table:shapes>
          <draw:frame draw:z-index="0" draw:style-name="gr1" draw:text-style-name="P1" svg:width="15.999cm" svg:height="8.999cm" svg:x="4.616cm" svg:y="0.1cm">
            <draw:object draw:notify-on-update-of-ranges="cw_1ue_udp_23mbps_wifi.A1:cw_1ue_udp_23mbps_wifi.A7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 table:number-rows-repeated="1048502">
          <table:table-cell/>
        </table:table-row>
        <table:table-row table:style-name="ro2">
          <table:table-cell/>
        </table:table-row>
      </table:table>
      <table:table table:name="wifi_waitingtime_delay_throughput" table:style-name="ta1">
        <table:shapes>
          <draw:frame draw:z-index="0" draw:style-name="gr1" draw:text-style-name="P1" svg:width="15.999cm" svg:height="8.999cm" svg:x="6.709cm" svg:y="9.131cm">
            <draw:object draw:notify-on-update-of-ranges="wifi_waitingtime_delay_throughput.B1:wifi_waitingtime_delay_throughput.B1 wifi_waitingtime_delay_throughput.B2:wifi_waitingtime_delay_throughput.B6 wifi_waitingtime_delay_throughput.C1:wifi_waitingtime_delay_throughput.C1 wifi_waitingtime_delay_throughput.C2:wifi_waitingtime_delay_throughput.C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25.872cm" svg:y="2.81cm">
            <draw:object draw:notify-on-update-of-ranges="wifi_waitingtime_delay_throughput.G1:wifi_waitingtime_delay_throughput.G1 wifi_waitingtime_delay_throughput.G2:wifi_waitingtime_delay_throughput.G6 wifi_waitingtime_delay_throughput.H1:wifi_waitingtime_delay_throughput.H1 wifi_waitingtime_delay_throughput.H2:wifi_waitingtime_delay_throughput.H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2">
          <table:table-cell office:value-type="string">
            <text:p>50 Mbps</text:p>
          </table:table-cell>
          <table:table-cell office:value-type="string">
            <text:p>waiting time</text:p>
          </table:table-cell>
          <table:table-cell office:value-type="string">
            <text:p>delay</text:p>
          </table:table-cell>
          <table:table-cell office:value-type="string">
            <text:p>throughput</text:p>
          </table:table-cell>
          <table:table-cell/>
          <table:table-cell office:value-type="string">
            <text:p>23Mbps</text:p>
          </table:table-cell>
          <table:table-cell office:value-type="string">
            <text:p>waiting time</text:p>
          </table:table-cell>
          <table:table-cell office:value-type="string">
            <text:p>delay</text:p>
          </table:table-cell>
          <table:table-cell office:value-type="string">
            <text:p>throughput</text:p>
          </table:table-cell>
          <table:table-cell office:value-type="string">
            <text:p>packet_loss</text:p>
          </table:table-cell>
        </table:table-row>
        <table:table-row table:style-name="ro2">
          <table:table-cell/>
          <table:table-cell office:value-type="float" office:value="0.001">
            <text:p>0.001</text:p>
          </table:table-cell>
          <table:table-cell office:value-type="float" office:value="0.00110156">
            <text:p>0.00110156</text:p>
          </table:table-cell>
          <table:table-cell table:style-name="ce1" office:value-type="float" office:value="23.1111">
            <text:p>23.1111</text:p>
          </table:table-cell>
          <table:table-cell table:style-name="ce1"/>
          <table:table-cell/>
          <table:table-cell office:value-type="float" office:value="0.001">
            <text:p>0.001</text:p>
          </table:table-cell>
          <table:table-cell office:value-type="float" office:value="0.000369367">
            <text:p>0.000369367</text:p>
          </table:table-cell>
          <table:table-cell office:value-type="float" office:value="22.8515">
            <text:p>22.8515</text:p>
          </table:table-cell>
          <table:table-cell office:value-type="float" office:value="91">
            <text:p>91</text:p>
          </table:table-cell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.0101014">
            <text:p>0.0101014</text:p>
          </table:table-cell>
          <table:table-cell table:style-name="ce1" office:value-type="float" office:value="23.1111">
            <text:p>23.1111</text:p>
          </table:table-cell>
          <table:table-cell table:style-name="ce1"/>
          <table:table-cell/>
          <table:table-cell office:value-type="float" office:value="0.01">
            <text:p>0.01</text:p>
          </table:table-cell>
          <table:table-cell office:value-type="float" office:value="0.000831152">
            <text:p>0.000831152</text:p>
          </table:table-cell>
          <table:table-cell office:value-type="float" office:value="22.8769">
            <text:p>22.8769</text:p>
          </table:table-cell>
          <table:table-cell office:value-type="float" office:value="63">
            <text:p>63</text:p>
          </table:table-cell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.0500445">
            <text:p>0.0500445</text:p>
          </table:table-cell>
          <table:table-cell office:value-type="float" office:value="23.1111">
            <text:p>23.1111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.00537487">
            <text:p>0.00537487</text:p>
          </table:table-cell>
          <table:table-cell office:value-type="float" office:value="22.9313">
            <text:p>22.931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0.0994428">
            <text:p>0.0994428</text:p>
          </table:table-cell>
          <table:table-cell office:value-type="float" office:value="23.1111">
            <text:p>23.111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0537487">
            <text:p>0.00537487</text:p>
          </table:table-cell>
          <table:table-cell office:value-type="float" office:value="22.9313">
            <text:p>22.9313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0.137267">
            <text:p>0.137267</text:p>
          </table:table-cell>
          <table:table-cell office:value-type="float" office:value="23.1111">
            <text:p>23.111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0537487">
            <text:p>0.00537487</text:p>
          </table:table-cell>
          <table:table-cell office:value-type="float" office:value="22.9313">
            <text:p>22.9313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56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0000-00-00T18:49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09:27:53</meta:creation-date>
    <meta:generator>LibreOffice/4.0.2.2$Linux_X86_64 LibreOffice_project/400m0$Build-2</meta:generator>
    <dc:date>2014-12-21T19:59:10</dc:date>
    <meta:editing-duration>PT2H58M50S</meta:editing-duration>
    <meta:editing-cycles>30</meta:editing-cycles>
    <meta:document-statistic meta:table-count="10" meta:cell-count="29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cm" svg:height="12.379cm" xlink:href=".." xlink:type="simple" chart:class="chart:bar" chart:style-name="ch1">
        <chart:title svg:x="7.771cm" svg:y="0.383cm" chart:style-name="ch2">
          <text:p>UDP Throughput 1 UE</text:p>
        </chart:title>
        <chart:legend chart:legend-position="end" svg:x="15.376cm" svg:y="5.143cm" style:legend-expansion="high" chart:style-name="ch3"/>
        <chart:plot-area chart:style-name="ch4" table:cell-range-address="1_ue_udp_throughput.A1:1_ue_udp_throughput.E5" chart:data-source-has-labels="both" svg:x="1.413cm" svg:y="1.903cm" svg:width="13.159cm" svg:height="9.248cm">
          <chartooo:coordinate-region svg:x="2.034cm" svg:y="2.102cm" svg:width="12.538cm" svg:height="8.402cm"/>
          <chart:axis chart:dimension="x" chart:name="primary-x" chart:style-name="ch5" chartooo:axis-type="auto">
            <chartooo:date-scale/>
            <chart:title svg:x="5.95cm" svg:y="11.398cm" chart:style-name="ch6">
              <text:p>Application datarate (Mbps)</text:p>
            </chart:title>
            <chart:categories table:cell-range-address="1_ue_udp_throughput.A2:1_ue_udp_throughput.A5"/>
          </chart:axis>
          <chart:axis chart:dimension="y" chart:name="primary-y" chart:style-name="ch7">
            <chart:title svg:x="0.451cm" svg:y="7.96cm" chart:style-name="ch8">
              <text:p>Throughput (Mbps)</text:p>
            </chart:title>
            <chart:grid chart:style-name="ch9" chart:class="major"/>
          </chart:axis>
          <chart:series chart:style-name="ch10" chart:values-cell-range-address="1_ue_udp_throughput.B2:1_ue_udp_throughput.B5" chart:label-cell-address="1_ue_udp_throughput.B1:1_ue_udp_throughput.B1" chart:class="chart:bar">
            <chart:data-point chart:repeated="4"/>
          </chart:series>
          <chart:series chart:style-name="ch11" chart:values-cell-range-address="1_ue_udp_throughput.C2:1_ue_udp_throughput.C5" chart:label-cell-address="1_ue_udp_throughput.C1:1_ue_udp_throughput.C1" chart:class="chart:bar">
            <chart:data-point chart:repeated="4"/>
          </chart:series>
          <chart:series chart:style-name="ch12" chart:values-cell-range-address="1_ue_udp_throughput.D2:1_ue_udp_throughput.D5" chart:label-cell-address="1_ue_udp_throughput.D1:1_ue_udp_throughput.D1" chart:class="chart:bar">
            <chart:data-point chart:repeated="4"/>
          </chart:series>
          <chart:series chart:style-name="ch13" chart:values-cell-range-address="1_ue_udp_throughput.E2:1_ue_udp_throughput.E5" chart:label-cell-address="1_ue_udp_throughput.E1:1_ue_udp_throughput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1_ue_udp_throughput.B1:1_ue_udp_throughput.B1</svg:desc>
                </draw:g>
              </table:table-cell>
              <table:table-cell office:value-type="string">
                <text:p>Wi-Fi</text:p>
                <draw:g>
                  <svg:desc>1_ue_udp_throughput.C1:1_ue_udp_throughput.C1</svg:desc>
                </draw:g>
              </table:table-cell>
              <table:table-cell office:value-type="string">
                <text:p>LTE + WiFi</text:p>
                <draw:g>
                  <svg:desc>1_ue_udp_throughput.D1:1_ue_udp_throughput.D1</svg:desc>
                </draw:g>
              </table:table-cell>
              <table:table-cell office:value-type="string">
                <text:p>LTE Uplink WiFi Downlink</text:p>
                <draw:g>
                  <svg:desc>1_ue_udp_throughput.E1:1_ue_udp_throughput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1_ue_udp_throughput.A2:1_ue_udp_throughput.A5</svg:desc>
                </draw:g>
              </table:table-cell>
              <table:table-cell office:value-type="float" office:value="3.91863">
                <text:p>3.91863</text:p>
                <draw:g>
                  <svg:desc>1_ue_udp_throughput.B2:1_ue_udp_throughput.B5</svg:desc>
                </draw:g>
              </table:table-cell>
              <table:table-cell office:value-type="float" office:value="3.91892">
                <text:p>3.91892</text:p>
                <draw:g>
                  <svg:desc>1_ue_udp_throughput.C2:1_ue_udp_throughput.C5</svg:desc>
                </draw:g>
              </table:table-cell>
              <table:table-cell office:value-type="float" office:value="3.91878">
                <text:p>3.91878</text:p>
                <draw:g>
                  <svg:desc>1_ue_udp_throughput.D2:1_ue_udp_throughput.D5</svg:desc>
                </draw:g>
              </table:table-cell>
              <table:table-cell office:value-type="float" office:value="3.91869">
                <text:p>3.91869</text:p>
                <draw:g>
                  <svg:desc>1_ue_udp_throughput.E2:1_ue_udp_throughput.E5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.5163">
                <text:p>23.5163</text:p>
              </table:table-cell>
              <table:table-cell office:value-type="float" office:value="23.1921">
                <text:p>23.1921</text:p>
              </table:table-cell>
              <table:table-cell office:value-type="float" office:value="23.5172">
                <text:p>23.5172</text:p>
              </table:table-cell>
              <table:table-cell office:value-type="float" office:value="23.5166">
                <text:p>23.516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.0897">
                <text:p>34.0897</text:p>
              </table:table-cell>
              <table:table-cell office:value-type="float" office:value="23.1923">
                <text:p>23.1923</text:p>
              </table:table-cell>
              <table:table-cell office:value-type="float" office:value="46.7256">
                <text:p>46.7256</text:p>
              </table:table-cell>
              <table:table-cell office:value-type="float" office:value="46.7156">
                <text:p>46.715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4.0897">
                <text:p>34.0897</text:p>
              </table:table-cell>
              <table:table-cell office:value-type="float" office:value="23.1922">
                <text:p>23.1922</text:p>
              </table:table-cell>
              <table:table-cell office:value-type="float" office:value="57.2818">
                <text:p>57.2818</text:p>
              </table:table-cell>
              <table:table-cell office:value-type="float" office:value="58.039">
                <text:p>58.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cw_1ue_udp_23mbps_wifi.A1:cw_1ue_udp_23mbps_wifi.A73" svg:x="0.77cm" svg:y="0.855cm" svg:width="11.738cm" svg:height="7.545cm">
          <chartooo:coordinate-region svg:x="1.391cm" svg:y="1.054cm" svg:width="10.977cm" svg:height="6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w_1ue_udp_23mbps_wifi.A1:cw_1ue_udp_23mbps_wifi.A73" chart:class="chart:line"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cw_1ue_udp_23mbps_wifi.A1:cw_1ue_udp_23mbps_wifi.A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4.201cm" style:legend-expansion="high" chart:style-name="ch2"/>
        <chart:plot-area chart:style-name="ch3" table:cell-range-address="wifi_waitingtime_delay_throughput.B1:wifi_waitingtime_delay_throughput.C6" chart:data-source-has-labels="both" svg:x="0.77cm" svg:y="0.855cm" svg:width="12.426cm" svg:height="7.545cm">
          <chartooo:coordinate-region svg:x="1.682cm" svg:y="1.055cm" svg:width="11.274cm" svg:height="6.698cm"/>
          <chart:axis chart:dimension="x" chart:name="primary-x" chart:style-name="ch4" chartooo:axis-type="auto">
            <chartooo:date-scale/>
            <chart:categories table:cell-range-address="wifi_waitingtime_delay_throughput.B2:wifi_waitingtime_delay_throughput.B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ifi_waitingtime_delay_throughput.C2:wifi_waitingtime_delay_throughput.C6" chart:label-cell-address="wifi_waitingtime_delay_throughput.C1:wifi_waitingtime_delay_throughput.C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</text:p>
                <draw:g>
                  <svg:desc>wifi_waitingtime_delay_throughput.C1:wifi_waitingtime_delay_throughput.C1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wifi_waitingtime_delay_throughput.B2:wifi_waitingtime_delay_throughput.B6</svg:desc>
                </draw:g>
              </table:table-cell>
              <table:table-cell office:value-type="float" office:value="0.00110156">
                <text:p>0.00110156</text:p>
                <draw:g>
                  <svg:desc>wifi_waitingtime_delay_throughput.C2:wifi_waitingtime_delay_throughput.C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01014">
                <text:p>0.010101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00445">
                <text:p>0.050044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994428">
                <text:p>0.099442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37267">
                <text:p>0.1372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4.201cm" style:legend-expansion="high" chart:style-name="ch2"/>
        <chart:plot-area chart:style-name="ch3" table:cell-range-address="wifi_waitingtime_delay_throughput.G1:wifi_waitingtime_delay_throughput.H6" chart:data-source-has-labels="both" svg:x="0.77cm" svg:y="0.855cm" svg:width="12.426cm" svg:height="7.545cm">
          <chartooo:coordinate-region svg:x="1.868cm" svg:y="1.055cm" svg:width="11.088cm" svg:height="6.698cm"/>
          <chart:axis chart:dimension="x" chart:name="primary-x" chart:style-name="ch4" chartooo:axis-type="auto">
            <chartooo:date-scale/>
            <chart:categories table:cell-range-address="wifi_waitingtime_delay_throughput.G2:wifi_waitingtime_delay_throughput.G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ifi_waitingtime_delay_throughput.H2:wifi_waitingtime_delay_throughput.H6" chart:label-cell-address="wifi_waitingtime_delay_throughput.H1:wifi_waitingtime_delay_throughput.H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</text:p>
                <draw:g>
                  <svg:desc>wifi_waitingtime_delay_throughput.H1:wifi_waitingtime_delay_throughput.H1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wifi_waitingtime_delay_throughput.G2:wifi_waitingtime_delay_throughput.G6</svg:desc>
                </draw:g>
              </table:table-cell>
              <table:table-cell office:value-type="float" office:value="0.000369367">
                <text:p>0.000369367</text:p>
                <draw:g>
                  <svg:desc>wifi_waitingtime_delay_throughput.H2:wifi_waitingtime_delay_throughput.H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00831152">
                <text:p>0.000831152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0537487">
                <text:p>0.0053748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0537487">
                <text:p>0.0053748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537487">
                <text:p>0.005374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38cm" svg:height="11.873cm" xlink:href=".." xlink:type="simple" chart:class="chart:bar" chart:style-name="ch1">
        <chart:title svg:x="7.906cm" svg:y="0.373cm" chart:style-name="ch2">
          <text:p>UDP throughput 4 UE</text:p>
        </chart:title>
        <chart:legend chart:legend-position="end" svg:x="15.514cm" svg:y="4.89cm" style:legend-expansion="high" chart:style-name="ch3"/>
        <chart:plot-area chart:style-name="ch4" table:cell-range-address="4_ue_udp_throughput.A1:4_ue_udp_throughput.E5" chart:data-source-has-labels="both" svg:x="1.415cm" svg:y="1.863cm" svg:width="13.291cm" svg:height="8.792cm">
          <chartooo:coordinate-region svg:x="2.036cm" svg:y="2.062cm" svg:width="12.67cm" svg:height="7.946cm"/>
          <chart:axis chart:dimension="x" chart:name="primary-x" chart:style-name="ch5" chartooo:axis-type="auto">
            <chartooo:date-scale/>
            <chart:title svg:x="5.926cm" svg:y="10.892cm" chart:style-name="ch6">
              <text:p>Application DataRate (Mbps)</text:p>
            </chart:title>
            <chart:categories table:cell-range-address="4_ue_udp_throughput.A2:4_ue_udp_throughput.A5"/>
          </chart:axis>
          <chart:axis chart:dimension="y" chart:name="primary-y" chart:style-name="ch7">
            <chart:title svg:x="0.451cm" svg:y="7.692cm" chart:style-name="ch8">
              <text:p>Throughput (Mbps)</text:p>
            </chart:title>
            <chart:grid chart:style-name="ch9" chart:class="major"/>
          </chart:axis>
          <chart:series chart:style-name="ch10" chart:values-cell-range-address="4_ue_udp_throughput.B2:4_ue_udp_throughput.B5" chart:label-cell-address="4_ue_udp_throughput.B1:4_ue_udp_throughput.B1" chart:class="chart:bar">
            <chart:data-point chart:repeated="4"/>
          </chart:series>
          <chart:series chart:style-name="ch11" chart:values-cell-range-address="4_ue_udp_throughput.C2:4_ue_udp_throughput.C5" chart:label-cell-address="4_ue_udp_throughput.C1:4_ue_udp_throughput.C1" chart:class="chart:bar">
            <chart:data-point chart:repeated="4"/>
          </chart:series>
          <chart:series chart:style-name="ch12" chart:values-cell-range-address="4_ue_udp_throughput.D2:4_ue_udp_throughput.D5" chart:label-cell-address="4_ue_udp_throughput.D1:4_ue_udp_throughput.D1" chart:class="chart:bar">
            <chart:data-point chart:repeated="4"/>
          </chart:series>
          <chart:series chart:style-name="ch13" chart:values-cell-range-address="4_ue_udp_throughput.E2:4_ue_udp_throughput.E5" chart:label-cell-address="4_ue_udp_throughput.E1:4_ue_udp_throughput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4_ue_udp_throughput.B1:4_ue_udp_throughput.B1</svg:desc>
                </draw:g>
              </table:table-cell>
              <table:table-cell office:value-type="string">
                <text:p>Wi-Fi</text:p>
                <draw:g>
                  <svg:desc>4_ue_udp_throughput.C1:4_ue_udp_throughput.C1</svg:desc>
                </draw:g>
              </table:table-cell>
              <table:table-cell office:value-type="string">
                <text:p>LTE + WiFi</text:p>
                <draw:g>
                  <svg:desc>4_ue_udp_throughput.D1:4_ue_udp_throughput.D1</svg:desc>
                </draw:g>
              </table:table-cell>
              <table:table-cell office:value-type="string">
                <text:p>LTE Uplink WiFi Downlink</text:p>
                <draw:g>
                  <svg:desc>4_ue_udp_throughput.E1:4_ue_udp_throughput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4_ue_udp_throughput.A2:4_ue_udp_throughput.A5</svg:desc>
                </draw:g>
              </table:table-cell>
              <table:table-cell office:value-type="float" office:value="15.6747">
                <text:p>15.6747</text:p>
                <draw:g>
                  <svg:desc>4_ue_udp_throughput.B2:4_ue_udp_throughput.B5</svg:desc>
                </draw:g>
              </table:table-cell>
              <table:table-cell office:value-type="float" office:value="5.51531">
                <text:p>5.51531</text:p>
                <draw:g>
                  <svg:desc>4_ue_udp_throughput.C2:4_ue_udp_throughput.C5</svg:desc>
                </draw:g>
              </table:table-cell>
              <table:table-cell office:value-type="float" office:value="15.3198">
                <text:p>15.3198</text:p>
                <draw:g>
                  <svg:desc>4_ue_udp_throughput.D2:4_ue_udp_throughput.D5</svg:desc>
                </draw:g>
              </table:table-cell>
              <table:table-cell office:value-type="float" office:value="15.6749">
                <text:p>15.6749</text:p>
                <draw:g>
                  <svg:desc>4_ue_udp_throughput.E2:4_ue_udp_throughput.E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.3483">
                <text:p>31.3483</text:p>
              </table:table-cell>
              <table:table-cell office:value-type="float" office:value="5.44078">
                <text:p>5.44078</text:p>
              </table:table-cell>
              <table:table-cell office:value-type="float" office:value="21.0409">
                <text:p>21.0409</text:p>
              </table:table-cell>
              <table:table-cell office:value-type="float" office:value="31.3489">
                <text:p>31.34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3075">
                <text:p>33.3075</text:p>
              </table:table-cell>
              <table:table-cell office:value-type="float" office:value="5.43649">
                <text:p>5.43649</text:p>
              </table:table-cell>
              <table:table-cell office:value-type="float" office:value="36.6977">
                <text:p>36.6977</text:p>
              </table:table-cell>
              <table:table-cell office:value-type="float" office:value="54.5224">
                <text:p>54.52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.3075">
                <text:p>33.3075</text:p>
              </table:table-cell>
              <table:table-cell office:value-type="float" office:value="5.34297">
                <text:p>5.34297</text:p>
              </table:table-cell>
              <table:table-cell office:value-type="float" office:value="38.7092">
                <text:p>38.7092</text:p>
              </table:table-cell>
              <table:table-cell office:value-type="float" office:value="56.3983">
                <text:p>56.3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28cm" svg:height="12.06cm" xlink:href=".." xlink:type="simple" chart:class="chart:bar" chart:style-name="ch1">
        <chart:title svg:x="8.327cm" svg:y="0.377cm" chart:style-name="ch2">
          <text:p>UDP Delay 1 UE</text:p>
        </chart:title>
        <chart:legend chart:legend-position="end" svg:x="15.404cm" svg:y="4.984cm" style:legend-expansion="high" chart:style-name="ch3"/>
        <chart:plot-area chart:style-name="ch4" table:cell-range-address="1_ue_udp_delay.A1:1_ue_udp_delay.E5" chart:data-source-has-labels="both" svg:x="1.413cm" svg:y="1.879cm" svg:width="13.187cm" svg:height="8.959cm">
          <chartooo:coordinate-region svg:x="2.325cm" svg:y="2.079cm" svg:width="12.275cm" svg:height="8.112cm"/>
          <chart:axis chart:dimension="x" chart:name="primary-x" chart:style-name="ch5" chartooo:axis-type="auto">
            <chartooo:date-scale/>
            <chart:title svg:x="5.938cm" svg:y="11.079cm" chart:style-name="ch6">
              <text:p>Application Datarate (Mbps)</text:p>
            </chart:title>
            <chart:categories table:cell-range-address="1_ue_udp_delay.A2:1_ue_udp_delay.A5"/>
          </chart:axis>
          <chart:axis chart:dimension="y" chart:name="primary-y" chart:style-name="ch7">
            <chart:title svg:x="0.451cm" svg:y="8.823cm" chart:style-name="ch8">
              <text:p>Aggregate Delay for 4 flows (Sec)</text:p>
            </chart:title>
            <chart:grid chart:style-name="ch9" chart:class="major"/>
          </chart:axis>
          <chart:series chart:style-name="ch10" chart:values-cell-range-address="1_ue_udp_delay.B2:1_ue_udp_delay.B5" chart:label-cell-address="1_ue_udp_delay.B1:1_ue_udp_delay.B1" chart:class="chart:bar">
            <chart:data-point chart:repeated="4"/>
          </chart:series>
          <chart:series chart:style-name="ch11" chart:values-cell-range-address="1_ue_udp_delay.C2:1_ue_udp_delay.C5" chart:label-cell-address="1_ue_udp_delay.C1:1_ue_udp_delay.C1" chart:class="chart:bar">
            <chart:data-point chart:repeated="4"/>
          </chart:series>
          <chart:series chart:style-name="ch12" chart:values-cell-range-address="1_ue_udp_delay.D2:1_ue_udp_delay.D5" chart:label-cell-address="1_ue_udp_delay.D1:1_ue_udp_delay.D1" chart:class="chart:bar">
            <chart:data-point chart:repeated="4"/>
          </chart:series>
          <chart:series chart:style-name="ch13" chart:values-cell-range-address="1_ue_udp_delay.E2:1_ue_udp_delay.E5" chart:label-cell-address="1_ue_udp_delay.E1:1_ue_udp_delay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1_ue_udp_delay.B1:1_ue_udp_delay.B1</svg:desc>
                </draw:g>
              </table:table-cell>
              <table:table-cell office:value-type="string">
                <text:p>Wi-Fi</text:p>
                <draw:g>
                  <svg:desc>1_ue_udp_delay.C1:1_ue_udp_delay.C1</svg:desc>
                </draw:g>
              </table:table-cell>
              <table:table-cell office:value-type="string">
                <text:p>LTE + WiFi</text:p>
                <draw:g>
                  <svg:desc>1_ue_udp_delay.D1:1_ue_udp_delay.D1</svg:desc>
                </draw:g>
              </table:table-cell>
              <table:table-cell office:value-type="string">
                <text:p>LTE Uplink WiFi Downlink</text:p>
                <draw:g>
                  <svg:desc>1_ue_udp_delay.E1:1_ue_udp_delay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1_ue_udp_delay.A2:1_ue_udp_delay.A5</svg:desc>
                </draw:g>
              </table:table-cell>
              <table:table-cell office:value-type="float" office:value="0.0179648">
                <text:p>0.0179648</text:p>
                <draw:g>
                  <svg:desc>1_ue_udp_delay.B2:1_ue_udp_delay.B5</svg:desc>
                </draw:g>
              </table:table-cell>
              <table:table-cell office:value-type="float" office:value="0.0103601">
                <text:p>0.0103601</text:p>
                <draw:g>
                  <svg:desc>1_ue_udp_delay.C2:1_ue_udp_delay.C5</svg:desc>
                </draw:g>
              </table:table-cell>
              <table:table-cell office:value-type="float" office:value="0.0140441">
                <text:p>0.0140441</text:p>
                <draw:g>
                  <svg:desc>1_ue_udp_delay.D2:1_ue_udp_delay.D5</svg:desc>
                </draw:g>
              </table:table-cell>
              <table:table-cell office:value-type="float" office:value="0.0163283">
                <text:p>0.0163283</text:p>
                <draw:g>
                  <svg:desc>1_ue_udp_delay.E2:1_ue_udp_delay.E5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14553">
                <text:p>0.014553</text:p>
              </table:table-cell>
              <table:table-cell office:value-type="float" office:value="0.258961">
                <text:p>0.258961</text:p>
              </table:table-cell>
              <table:table-cell office:value-type="float" office:value="0.012427">
                <text:p>0.012427</text:p>
              </table:table-cell>
              <table:table-cell office:value-type="float" office:value="0.0129838">
                <text:p>0.01298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180444">
                <text:p>0.0180444</text:p>
              </table:table-cell>
              <table:table-cell office:value-type="float" office:value="0.286165">
                <text:p>0.286165</text:p>
              </table:table-cell>
              <table:table-cell office:value-type="float" office:value="0.136632">
                <text:p>0.136632</text:p>
              </table:table-cell>
              <table:table-cell office:value-type="float" office:value="0.079196">
                <text:p>0.07919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182591">
                <text:p>0.0182591</text:p>
              </table:table-cell>
              <table:table-cell office:value-type="float" office:value="0.286465">
                <text:p>0.286465</text:p>
              </table:table-cell>
              <table:table-cell office:value-type="float" office:value="0.126684">
                <text:p>0.126684</text:p>
              </table:table-cell>
              <table:table-cell office:value-type="float" office:value="0.0691933">
                <text:p>0.0691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3cm" svg:height="11.8cm" xlink:href=".." xlink:type="simple" chart:class="chart:bar" chart:style-name="ch1">
        <chart:title svg:x="7.83cm" svg:y="0.372cm" chart:style-name="ch2">
          <text:p>Packet Loss for 1 UE </text:p>
        </chart:title>
        <chart:legend chart:legend-position="end" svg:x="15.469cm" svg:y="4.854cm" style:legend-expansion="high" chart:style-name="ch3"/>
        <chart:plot-area chart:style-name="ch4" table:cell-range-address="1_ue_udp_pkt_loss.A1:1_ue_udp_pkt_loss.E5" chart:data-source-has-labels="both" svg:x="1.414cm" svg:y="1.859cm" svg:width="13.249cm" svg:height="8.724cm">
          <chartooo:coordinate-region svg:x="2.035cm" svg:y="2.058cm" svg:width="12.628cm" svg:height="7.878cm"/>
          <chart:axis chart:dimension="x" chart:name="primary-x" chart:style-name="ch5" chartooo:axis-type="auto">
            <chartooo:date-scale/>
            <chart:title svg:x="5.996cm" svg:y="10.819cm" chart:style-name="ch6">
              <text:p>Application datarate (Mbps)</text:p>
            </chart:title>
            <chart:categories table:cell-range-address="1_ue_udp_pkt_loss.A2:1_ue_udp_pkt_loss.A5"/>
          </chart:axis>
          <chart:axis chart:dimension="y" chart:name="primary-y" chart:style-name="ch7">
            <chart:title svg:x="0.451cm" svg:y="8.488cm" chart:style-name="ch8">
              <text:p>Percentage of total packet Lost</text:p>
            </chart:title>
            <chart:grid chart:style-name="ch9" chart:class="major"/>
          </chart:axis>
          <chart:series chart:style-name="ch10" chart:values-cell-range-address="1_ue_udp_pkt_loss.B2:1_ue_udp_pkt_loss.B5" chart:label-cell-address="1_ue_udp_pkt_loss.B1:1_ue_udp_pkt_loss.B1" chart:class="chart:bar">
            <chart:data-point chart:repeated="4"/>
          </chart:series>
          <chart:series chart:style-name="ch11" chart:values-cell-range-address="1_ue_udp_pkt_loss.C2:1_ue_udp_pkt_loss.C5" chart:label-cell-address="1_ue_udp_pkt_loss.C1:1_ue_udp_pkt_loss.C1" chart:class="chart:bar">
            <chart:data-point chart:repeated="4"/>
          </chart:series>
          <chart:series chart:style-name="ch12" chart:values-cell-range-address="1_ue_udp_pkt_loss.D2:1_ue_udp_pkt_loss.D5" chart:label-cell-address="1_ue_udp_pkt_loss.D1:1_ue_udp_pkt_loss.D1" chart:class="chart:bar">
            <chart:data-point chart:repeated="4"/>
          </chart:series>
          <chart:series chart:style-name="ch13" chart:values-cell-range-address="1_ue_udp_pkt_loss.E2:1_ue_udp_pkt_loss.E5" chart:label-cell-address="1_ue_udp_pkt_loss.E1:1_ue_udp_pkt_loss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1_ue_udp_pkt_loss.B1:1_ue_udp_pkt_loss.B1</svg:desc>
                </draw:g>
              </table:table-cell>
              <table:table-cell office:value-type="string">
                <text:p>Wi-Fi</text:p>
                <draw:g>
                  <svg:desc>1_ue_udp_pkt_loss.C1:1_ue_udp_pkt_loss.C1</svg:desc>
                </draw:g>
              </table:table-cell>
              <table:table-cell office:value-type="string">
                <text:p>LTE + WiFi</text:p>
                <draw:g>
                  <svg:desc>1_ue_udp_pkt_loss.D1:1_ue_udp_pkt_loss.D1</svg:desc>
                </draw:g>
              </table:table-cell>
              <table:table-cell office:value-type="string">
                <text:p>LTE Uplink WiFi Downlink</text:p>
                <draw:g>
                  <svg:desc>1_ue_udp_pkt_loss.E1:1_ue_udp_pkt_loss.E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1_ue_udp_pkt_loss.A2:1_ue_udp_pkt_loss.A5</svg:desc>
                </draw:g>
              </table:table-cell>
              <table:table-cell office:value-type="float" office:value="0.0124121">
                <text:p>0.0124121</text:p>
                <draw:g>
                  <svg:desc>1_ue_udp_pkt_loss.B2:1_ue_udp_pkt_loss.B5</svg:desc>
                </draw:g>
              </table:table-cell>
              <table:table-cell office:value-type="float" office:value="0.00827472">
                <text:p>0.00827472</text:p>
                <draw:g>
                  <svg:desc>1_ue_udp_pkt_loss.C2:1_ue_udp_pkt_loss.C5</svg:desc>
                </draw:g>
              </table:table-cell>
              <table:table-cell office:value-type="float" office:value="0.0103434">
                <text:p>0.0103434</text:p>
                <draw:g>
                  <svg:desc>1_ue_udp_pkt_loss.D2:1_ue_udp_pkt_loss.D5</svg:desc>
                </draw:g>
              </table:table-cell>
              <table:table-cell office:value-type="float" office:value="0.0124121">
                <text:p>0.0124121</text:p>
                <draw:g>
                  <svg:desc>1_ue_udp_pkt_loss.E2:1_ue_udp_pkt_loss.E5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162006">
                <text:p>0.0162006</text:p>
              </table:table-cell>
              <table:table-cell office:value-type="float" office:value="1.39394">
                <text:p>1.39394</text:p>
              </table:table-cell>
              <table:table-cell office:value-type="float" office:value="0.0120643">
                <text:p>0.0120643</text:p>
              </table:table-cell>
              <table:table-cell office:value-type="float" office:value="0.0144772">
                <text:p>0.01447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7.5831">
                <text:p>27.5831</text:p>
              </table:table-cell>
              <table:table-cell office:value-type="float" office:value="50.733">
                <text:p>50.733</text:p>
              </table:table-cell>
              <table:table-cell office:value-type="float" office:value="0.740724">
                <text:p>0.740724</text:p>
              </table:table-cell>
              <table:table-cell office:value-type="float" office:value="0.76208">
                <text:p>0.7620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63.7914">
                <text:p>63.7914</text:p>
              </table:table-cell>
              <table:table-cell office:value-type="float" office:value="75.3664">
                <text:p>75.3664</text:p>
              </table:table-cell>
              <table:table-cell office:value-type="float" office:value="39.1579">
                <text:p>39.1579</text:p>
              </table:table-cell>
              <table:table-cell office:value-type="float" office:value="38.3536">
                <text:p>38.35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28cm" svg:height="11.874cm" xlink:href=".." xlink:type="simple" chart:class="chart:bar" chart:style-name="ch1">
        <chart:title svg:x="8.327cm" svg:y="0.373cm" chart:style-name="ch2">
          <text:p>UDP Delay 4 UE</text:p>
        </chart:title>
        <chart:legend chart:legend-position="end" svg:x="15.404cm" svg:y="4.891cm" style:legend-expansion="high" chart:style-name="ch3"/>
        <chart:plot-area chart:style-name="ch4" table:cell-range-address="4_ue_udp_delay.A1:4_ue_udp_delay.E5" chart:data-source-has-labels="both" svg:x="1.413cm" svg:y="1.863cm" svg:width="13.187cm" svg:height="8.793cm">
          <chartooo:coordinate-region svg:x="2.14cm" svg:y="2.063cm" svg:width="12.46cm" svg:height="7.946cm"/>
          <chart:axis chart:dimension="x" chart:name="primary-x" chart:style-name="ch5" chartooo:axis-type="auto">
            <chartooo:date-scale/>
            <chart:title svg:x="5.964cm" svg:y="10.893cm" chart:style-name="ch6">
              <text:p>Application datarate (Mbps)</text:p>
            </chart:title>
            <chart:categories table:cell-range-address="4_ue_udp_delay.A2:4_ue_udp_delay.A5"/>
          </chart:axis>
          <chart:axis chart:dimension="y" chart:name="primary-y" chart:style-name="ch7">
            <chart:title svg:x="0.451cm" svg:y="8.79cm" chart:style-name="ch8">
              <text:p>Aggregate delay for 16 flows (Sec)</text:p>
            </chart:title>
            <chart:grid chart:style-name="ch9" chart:class="major"/>
          </chart:axis>
          <chart:series chart:style-name="ch10" chart:values-cell-range-address="4_ue_udp_delay.B2:4_ue_udp_delay.B5" chart:label-cell-address="4_ue_udp_delay.B1:4_ue_udp_delay.B1" chart:class="chart:bar">
            <chart:data-point chart:repeated="4"/>
          </chart:series>
          <chart:series chart:style-name="ch11" chart:values-cell-range-address="4_ue_udp_delay.C2:4_ue_udp_delay.C5" chart:label-cell-address="4_ue_udp_delay.C1:4_ue_udp_delay.C1" chart:class="chart:bar">
            <chart:data-point chart:repeated="4"/>
          </chart:series>
          <chart:series chart:style-name="ch12" chart:values-cell-range-address="4_ue_udp_delay.D2:4_ue_udp_delay.D5" chart:label-cell-address="4_ue_udp_delay.D1:4_ue_udp_delay.D1" chart:class="chart:bar">
            <chart:data-point chart:repeated="4"/>
          </chart:series>
          <chart:series chart:style-name="ch13" chart:values-cell-range-address="4_ue_udp_delay.E2:4_ue_udp_delay.E5" chart:label-cell-address="4_ue_udp_delay.E1:4_ue_udp_delay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4_ue_udp_delay.B1:4_ue_udp_delay.B1</svg:desc>
                </draw:g>
              </table:table-cell>
              <table:table-cell office:value-type="string">
                <text:p>Wi-Fi</text:p>
                <draw:g>
                  <svg:desc>4_ue_udp_delay.C1:4_ue_udp_delay.C1</svg:desc>
                </draw:g>
              </table:table-cell>
              <table:table-cell office:value-type="string">
                <text:p>LTE + WiFi</text:p>
                <draw:g>
                  <svg:desc>4_ue_udp_delay.D1:4_ue_udp_delay.D1</svg:desc>
                </draw:g>
              </table:table-cell>
              <table:table-cell office:value-type="string">
                <text:p>LTE Uplink WiFi Downlink</text:p>
                <draw:g>
                  <svg:desc>4_ue_udp_delay.E1:4_ue_udp_delay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4_ue_udp_delay.A2:4_ue_udp_delay.A5</svg:desc>
                </draw:g>
              </table:table-cell>
              <table:table-cell office:value-type="float" office:value="0.0171677">
                <text:p>0.0171677</text:p>
                <draw:g>
                  <svg:desc>4_ue_udp_delay.B2:4_ue_udp_delay.B5</svg:desc>
                </draw:g>
              </table:table-cell>
              <table:table-cell office:value-type="float" office:value="2.85887">
                <text:p>2.85887</text:p>
                <draw:g>
                  <svg:desc>4_ue_udp_delay.C2:4_ue_udp_delay.C5</svg:desc>
                </draw:g>
              </table:table-cell>
              <table:table-cell office:value-type="float" office:value="0.167835">
                <text:p>0.167835</text:p>
                <draw:g>
                  <svg:desc>4_ue_udp_delay.D2:4_ue_udp_delay.D5</svg:desc>
                </draw:g>
              </table:table-cell>
              <table:table-cell office:value-type="float" office:value="0.0151325">
                <text:p>0.0151325</text:p>
                <draw:g>
                  <svg:desc>4_ue_udp_delay.E2:4_ue_udp_delay.E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61463">
                <text:p>0.0161463</text:p>
              </table:table-cell>
              <table:table-cell office:value-type="float" office:value="2.90367">
                <text:p>2.90367</text:p>
              </table:table-cell>
              <table:table-cell office:value-type="float" office:value="0.755633">
                <text:p>0.755633</text:p>
              </table:table-cell>
              <table:table-cell office:value-type="float" office:value="0.0141937">
                <text:p>0.014193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315155">
                <text:p>0.0315155</text:p>
              </table:table-cell>
              <table:table-cell office:value-type="float" office:value="2.91817">
                <text:p>2.91817</text:p>
              </table:table-cell>
              <table:table-cell office:value-type="float" office:value="0.443979">
                <text:p>0.443979</text:p>
              </table:table-cell>
              <table:table-cell office:value-type="float" office:value="0.0717609">
                <text:p>0.071760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320491">
                <text:p>0.0320491</text:p>
              </table:table-cell>
              <table:table-cell office:value-type="float" office:value="2.98268">
                <text:p>2.98268</text:p>
              </table:table-cell>
              <table:table-cell office:value-type="float" office:value="0.437364">
                <text:p>0.437364</text:p>
              </table:table-cell>
              <table:table-cell office:value-type="float" office:value="0.0747314">
                <text:p>0.07473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28cm" svg:height="12.246cm" xlink:href=".." xlink:type="simple" chart:class="chart:bar" chart:style-name="ch1">
        <chart:title svg:x="8.221cm" svg:y="0.38cm" chart:style-name="ch2">
          <text:p>UDP Packet Loss</text:p>
        </chart:title>
        <chart:legend chart:legend-position="end" svg:x="15.404cm" svg:y="5.077cm" style:legend-expansion="high" chart:style-name="ch3"/>
        <chart:plot-area chart:style-name="ch4" table:cell-range-address="4_ue_udp_pkt_loss.A1:4_ue_udp_pkt_loss.E5" chart:data-source-has-labels="both" svg:x="1.413cm" svg:y="1.891cm" svg:width="13.187cm" svg:height="9.13cm">
          <chartooo:coordinate-region svg:x="2.22cm" svg:y="2.09cm" svg:width="12.38cm" svg:height="8.284cm"/>
          <chart:axis chart:dimension="x" chart:name="primary-x" chart:style-name="ch5" chartooo:axis-type="auto">
            <chartooo:date-scale/>
            <chart:title svg:x="5.938cm" svg:y="11.265cm" chart:style-name="ch6">
              <text:p>Application Datarate (Mbps)</text:p>
            </chart:title>
            <chart:categories table:cell-range-address="4_ue_udp_pkt_loss.A2:4_ue_udp_pkt_loss.A5"/>
          </chart:axis>
          <chart:axis chart:dimension="y" chart:name="primary-y" chart:style-name="ch7">
            <chart:title svg:x="0.451cm" svg:y="8.709cm" chart:style-name="ch8">
              <text:p>Percentage of total packet lost </text:p>
            </chart:title>
            <chart:grid chart:style-name="ch9" chart:class="major"/>
          </chart:axis>
          <chart:series chart:style-name="ch10" chart:values-cell-range-address="4_ue_udp_pkt_loss.B2:4_ue_udp_pkt_loss.B5" chart:label-cell-address="4_ue_udp_pkt_loss.B1:4_ue_udp_pkt_loss.B1" chart:class="chart:bar">
            <chart:data-point chart:repeated="4"/>
          </chart:series>
          <chart:series chart:style-name="ch11" chart:values-cell-range-address="4_ue_udp_pkt_loss.C2:4_ue_udp_pkt_loss.C5" chart:label-cell-address="4_ue_udp_pkt_loss.C1:4_ue_udp_pkt_loss.C1" chart:class="chart:bar">
            <chart:data-point chart:repeated="4"/>
          </chart:series>
          <chart:series chart:style-name="ch12" chart:values-cell-range-address="4_ue_udp_pkt_loss.D2:4_ue_udp_pkt_loss.D5" chart:label-cell-address="4_ue_udp_pkt_loss.D1:4_ue_udp_pkt_loss.D1" chart:class="chart:bar">
            <chart:data-point chart:repeated="4"/>
          </chart:series>
          <chart:series chart:style-name="ch13" chart:values-cell-range-address="4_ue_udp_pkt_loss.E2:4_ue_udp_pkt_loss.E5" chart:label-cell-address="4_ue_udp_pkt_loss.E1:4_ue_udp_pkt_loss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4_ue_udp_pkt_loss.B1:4_ue_udp_pkt_loss.B1</svg:desc>
                </draw:g>
              </table:table-cell>
              <table:table-cell office:value-type="string">
                <text:p>Wi-Fi</text:p>
                <draw:g>
                  <svg:desc>4_ue_udp_pkt_loss.C1:4_ue_udp_pkt_loss.C1</svg:desc>
                </draw:g>
              </table:table-cell>
              <table:table-cell office:value-type="string">
                <text:p>LTE + WiFi</text:p>
                <draw:g>
                  <svg:desc>4_ue_udp_pkt_loss.D1:4_ue_udp_pkt_loss.D1</svg:desc>
                </draw:g>
              </table:table-cell>
              <table:table-cell office:value-type="string">
                <text:p>LTE Uplink WiFi Downlink</text:p>
                <draw:g>
                  <svg:desc>4_ue_udp_pkt_loss.E1:4_ue_udp_pkt_loss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20</text:p>
                <draw:g>
                  <svg:desc>4_ue_udp_pkt_loss.A2:4_ue_udp_pkt_loss.A5</svg:desc>
                </draw:g>
              </table:table-cell>
              <table:table-cell office:value-type="float" office:value="0.0103434">
                <text:p>0.0103434</text:p>
                <draw:g>
                  <svg:desc>4_ue_udp_pkt_loss.B2:4_ue_udp_pkt_loss.B5</svg:desc>
                </draw:g>
              </table:table-cell>
              <table:table-cell office:value-type="float" office:value="65.2596">
                <text:p>65.2596</text:p>
                <draw:g>
                  <svg:desc>4_ue_udp_pkt_loss.C2:4_ue_udp_pkt_loss.C5</svg:desc>
                </draw:g>
              </table:table-cell>
              <table:table-cell office:value-type="float" office:value="2.27658">
                <text:p>2.27658</text:p>
                <draw:g>
                  <svg:desc>4_ue_udp_pkt_loss.D2:4_ue_udp_pkt_loss.D5</svg:desc>
                </draw:g>
              </table:table-cell>
              <table:table-cell office:value-type="float" office:value="0.0103434">
                <text:p>0.0103434</text:p>
                <draw:g>
                  <svg:desc>4_ue_udp_pkt_loss.E2:4_ue_udp_pkt_loss.E5</svg:desc>
                </draw:g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34464">
                <text:p>0.0134464</text:p>
              </table:table-cell>
              <table:table-cell office:value-type="float" office:value="82.6707">
                <text:p>82.6707</text:p>
              </table:table-cell>
              <table:table-cell office:value-type="float" office:value="32.9024">
                <text:p>32.9024</text:p>
              </table:table-cell>
              <table:table-cell office:value-type="float" office:value="0.0118949">
                <text:p>0.01189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6.8822">
                <text:p>46.8822</text:p>
              </table:table-cell>
              <table:table-cell office:value-type="float" office:value="91.3377">
                <text:p>91.3377</text:p>
              </table:table-cell>
              <table:table-cell office:value-type="float" office:value="41.4773">
                <text:p>41.4773</text:p>
              </table:table-cell>
              <table:table-cell office:value-type="float" office:value="13.0492">
                <text:p>13.04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3.4411">
                <text:p>73.4411</text:p>
              </table:table-cell>
              <table:table-cell office:value-type="float" office:value="95.751">
                <text:p>95.751</text:p>
              </table:table-cell>
              <table:table-cell office:value-type="float" office:value="69.1341">
                <text:p>69.1341</text:p>
              </table:table-cell>
              <table:table-cell office:value-type="float" office:value="55.0287">
                <text:p>55.02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8cm" svg:height="14.159cm" xlink:href=".." xlink:type="simple" chart:class="chart:bar" chart:style-name="ch1">
        <chart:title svg:x="10.096cm" svg:y="0.419cm" chart:style-name="ch2">
          <text:p>TCP 4 UE Throughput</text:p>
        </chart:title>
        <chart:legend chart:legend-position="end" svg:x="22.435cm" svg:y="6.78cm" style:legend-expansion="high" chart:style-name="ch3"/>
        <chart:plot-area chart:style-name="ch4" table:cell-range-address="4_ue_tcp_throughput.A1:4_ue_tcp_throughput.F2" chart:data-source-has-labels="both" svg:x="1.504cm" svg:y="2.047cm" svg:width="19.945cm" svg:height="11.409cm">
          <chartooo:coordinate-region svg:x="2.125cm" svg:y="2.246cm" svg:width="19.139cm" svg:height="10.563cm"/>
          <chart:axis chart:dimension="x" chart:name="primary-x" chart:style-name="ch5" chartooo:axis-type="auto">
            <chartooo:date-scale/>
            <chart:categories table:cell-range-address="4_ue_tcp_throughput.B1:4_ue_tcp_throughput.F1"/>
          </chart:axis>
          <chart:axis chart:dimension="y" chart:name="primary-y" chart:style-name="ch6">
            <chart:title svg:x="0.451cm" svg:y="9.184cm" chart:style-name="ch7">
              <text:p>Throughput (Mbps)</text:p>
            </chart:title>
            <chart:grid chart:style-name="ch8" chart:class="major"/>
          </chart:axis>
          <chart:series chart:style-name="ch9" chart:values-cell-range-address="4_ue_tcp_throughput.B2:4_ue_tcp_throughput.F2" chart:label-cell-address="4_ue_tcp_throughput.A2:4_ue_tcp_throughput.A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4_ue_tcp_throughput.B1:4_ue_tcp_throughput.F1</svg:desc>
                </draw:g>
              </table:table-cell>
              <table:table-cell office:value-type="string">
                <text:p>Wi-Fi</text:p>
              </table:table-cell>
              <table:table-cell office:value-type="string">
                <text:p>LTE + WiFi Packet split</text:p>
              </table:table-cell>
              <table:table-cell office:value-type="string">
                <text:p>LTE + WiFi flow split</text:p>
              </table:table-cell>
              <table:table-cell office:value-type="string">
                <text:p>LTE Uplink WiFi Downlink</text:p>
              </table:table-cell>
            </table:table-row>
          </table:table-header-rows>
          <table:table-rows>
            <table:table-row>
              <table:table-cell office:value-type="string">
                <text:p>Large File</text:p>
                <draw:g>
                  <svg:desc>4_ue_tcp_throughput.A2:4_ue_tcp_throughput.A2</svg:desc>
                </draw:g>
              </table:table-cell>
              <table:table-cell office:value-type="float" office:value="16.6412">
                <text:p>16.6412</text:p>
                <draw:g>
                  <svg:desc>4_ue_tcp_throughput.B2:4_ue_tcp_throughput.F2</svg:desc>
                </draw:g>
              </table:table-cell>
              <table:table-cell office:value-type="float" office:value="9.3152">
                <text:p>9.3152</text:p>
              </table:table-cell>
              <table:table-cell office:value-type="float" office:value="7.90577">
                <text:p>7.90577</text:p>
              </table:table-cell>
              <table:table-cell office:value-type="float" office:value="20.2138">
                <text:p>20.2138</text:p>
              </table:table-cell>
              <table:table-cell office:value-type="float" office:value="19.0394">
                <text:p>19.03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91cm" svg:height="13.767cm" xlink:href=".." xlink:type="simple" chart:class="chart:bar" chart:style-name="ch1">
        <chart:title svg:x="10.108cm" svg:y="0.411cm" chart:style-name="ch2">
          <text:p>Tcp Throughput 1 UE</text:p>
        </chart:title>
        <chart:legend chart:legend-position="end" svg:x="22.328cm" svg:y="6.584cm" style:legend-expansion="high" chart:style-name="ch3"/>
        <chart:plot-area chart:style-name="ch4" table:cell-range-address="1_ue_tcp_throughput.A1:1_ue_tcp_throughput.F2" chart:data-source-has-labels="both" svg:x="1.502cm" svg:y="2.015cm" svg:width="19.844cm" svg:height="11.057cm">
          <chartooo:coordinate-region svg:x="2.123cm" svg:y="2.214cm" svg:width="19.027cm" svg:height="9.813cm"/>
          <chart:axis chart:dimension="x" chart:name="primary-x" chart:style-name="ch5" chartooo:axis-type="auto">
            <chartooo:date-scale/>
            <chart:categories table:cell-range-address="1_ue_tcp_throughput.B1:1_ue_tcp_throughput.F1"/>
          </chart:axis>
          <chart:axis chart:dimension="y" chart:name="primary-y" chart:style-name="ch6">
            <chart:title svg:x="0.451cm" svg:y="8.976cm" chart:style-name="ch7">
              <text:p>Throughput (Mbps)</text:p>
            </chart:title>
            <chart:grid chart:style-name="ch8" chart:class="major"/>
          </chart:axis>
          <chart:series chart:style-name="ch9" chart:values-cell-range-address="1_ue_tcp_throughput.B2:1_ue_tcp_throughput.F2" chart:label-cell-address="1_ue_tcp_throughput.A2:1_ue_tcp_throughput.A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</text:p>
                <draw:g>
                  <svg:desc>1_ue_tcp_throughput.B1:1_ue_tcp_throughput.F1</svg:desc>
                </draw:g>
              </table:table-cell>
              <table:table-cell office:value-type="string">
                <text:p>Wi-Fi</text:p>
              </table:table-cell>
              <table:table-cell office:value-type="string">
                <text:p>LTE + WiFi Packet split</text:p>
              </table:table-cell>
              <table:table-cell office:value-type="string">
                <text:p>LTE + WiFi flow split</text:p>
              </table:table-cell>
              <table:table-cell office:value-type="string">
                <text:p>LTE Uplink WiFi Downlink</text:p>
              </table:table-cell>
            </table:table-row>
          </table:table-header-rows>
          <table:table-rows>
            <table:table-row>
              <table:table-cell office:value-type="string">
                <text:p>Large File</text:p>
                <draw:g>
                  <svg:desc>1_ue_tcp_throughput.A2:1_ue_tcp_throughput.A2</svg:desc>
                </draw:g>
              </table:table-cell>
              <table:table-cell office:value-type="float" office:value="25.3408">
                <text:p>25.3408</text:p>
                <draw:g>
                  <svg:desc>1_ue_tcp_throughput.B2:1_ue_tcp_throughput.F2</svg:desc>
                </draw:g>
              </table:table-cell>
              <table:table-cell office:value-type="float" office:value="14.6439">
                <text:p>14.6439</text:p>
              </table:table-cell>
              <table:table-cell office:value-type="float" office:value="21.8299">
                <text:p>21.8299</text:p>
              </table:table-cell>
              <table:table-cell office:value-type="float" office:value="36.262">
                <text:p>36.262</text:p>
              </table:table-cell>
              <table:table-cell office:value-type="float" office:value="33.0194">
                <text:p>33.01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cw_1ue_udp_23mbps_wifi.A1:cw_1ue_udp_23mbps_wifi.A73" svg:x="0.77cm" svg:y="0.855cm" svg:width="11.738cm" svg:height="7.545cm">
          <chartooo:coordinate-region svg:x="1.391cm" svg:y="1.054cm" svg:width="10.977cm" svg:height="6.1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w_1ue_udp_23mbps_wifi.A1:cw_1ue_udp_23mbps_wifi.A73" chart:class="chart:line"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cw_1ue_udp_23mbps_wifi.A1:cw_1ue_udp_23mbps_wifi.A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